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in" fo:margin-right="0in" fo:margin-top="0in" fo:margin-bottom="0.111in" loext:contextual-spacing="false" fo:line-height="100%" fo:text-indent="0in" style:auto-text-indent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margin-top="0in" fo:margin-bottom="0.111in" loext:contextual-spacing="false" fo:line-height="100%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.111in" loext:contextual-spacing="false" fo:line-height="100%" fo:text-indent="0.4917in" style:auto-text-indent="false"/>
    </style:style>
    <style:style style:name="P7" style:family="paragraph" style:parent-style-name="Standard">
      <style:paragraph-properties fo:margin-left="0.5in" fo:margin-right="0in" fo:margin-top="0in" fo:margin-bottom="0.111in" loext:contextual-spacing="false" fo:line-height="100%" fo:text-indent="0.4917in" style:auto-text-indent="false"/>
    </style:style>
    <style:style style:name="P8" style:family="paragraph" style:parent-style-name="Standard">
      <style:paragraph-properties fo:margin-left="0in" fo:margin-right="0in" fo:margin-top="0in" fo:margin-bottom="0.111in" loext:contextual-spacing="false" fo:line-height="100%" fo:text-indent="0.5in" style:auto-text-indent="false"/>
    </style:style>
    <style:style style:name="P9" style:family="paragraph" style:parent-style-name="Standard" style:master-page-name="Standard">
      <style:paragraph-properties fo:margin-top="0in" fo:margin-bottom="0.111in" loext:contextual-spacing="false" style:page-number="1"/>
      <style:text-properties fo:font-weight="bold" style:font-weight-asian="bold"/>
    </style:style>
    <style:style style:name="P10" style:family="paragraph" style:parent-style-name="Standard">
      <style:paragraph-properties fo:margin-top="0in" fo:margin-bottom="0.111in" loext:contextual-spacing="false" fo:line-height="100%"/>
      <style:text-properties officeooo:paragraph-rsid="001a0073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in" fo:margin-right="0in" fo:margin-top="0in" fo:margin-bottom="0.111in" loext:contextual-spacing="false" fo:line-height="100%" fo:text-indent="0in" style:auto-text-indent="false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8264c" style:font-weight-asian="bold" style:font-weight-complex="bold"/>
    </style:style>
    <style:style style:name="T3" style:family="text">
      <style:text-properties fo:font-weight="bold" officeooo:rsid="001a0073" style:font-weight-asian="bold" style:font-weight-complex="bold"/>
    </style:style>
    <style:style style:name="T4" style:family="text">
      <style:text-properties officeooo:rsid="0018264c"/>
    </style:style>
    <style:style style:name="T5" style:family="text">
      <style:text-properties officeooo:rsid="001a00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ozpisanie projektu na części</text:p>
      <text:p text:style-name="P3">1 ETAP</text:p>
      <text:p text:style-name="P3"/>
      <text:p text:style-name="P2">Menu (<text:span text:style-name="T1">Adrian</text:span>)</text:p>
      <text:p text:style-name="P2"><text:tab/>Jeżeli znajduje save’a, pojawia się Przycisk „wznów”</text:p>
      <text:p text:style-name="P2"/>
      <text:p text:style-name="P1"><text:tab/>Przycisk „Nowa gra”</text:p>
      <text:p text:style-name="P1"><text:tab/><text:tab/>Przycisk „Gra jednoosobowa”</text:p>
      <text:p text:style-name="P1"><text:tab/><text:tab/><text:tab/>3 przyciski z poziomem trudności do wyboru</text:p>
      <text:p text:style-name="P1"><text:tab/><text:tab/>Przycisk „Gra wieloosobowa”</text:p>
      <text:p text:style-name="P1"><text:tab/><text:tab/><text:tab/>Przycisk „Wspólna sesja”</text:p>
      <text:p text:style-name="P1"><text:tab/><text:tab/><text:tab/>Przycisk „Gra lokalna”</text:p>
      <text:p text:style-name="P1"><text:tab/><text:tab/><text:tab/><text:tab/>Przycisk „Stwórz pokój”</text:p>
      <text:p text:style-name="P1"><text:tab/><text:tab/><text:tab/><text:tab/>Przycisk „Znajdź pokój”</text:p>
      <text:p text:style-name="P1"><text:tab/>Przycisk „Wczytaj”</text:p>
      <text:p text:style-name="P1"><text:tab/><text:tab/>Okienko z save’ami</text:p>
      <text:p text:style-name="P6">Przycisk „Opcje”</text:p>
      <text:p text:style-name="P7"><text:tab/>(Limit czasu na ruch)</text:p>
      <text:p text:style-name="P1"><text:tab/>Przycisk „Wyjście”</text:p>
      <text:p text:style-name="P1"/>
      <text:p text:style-name="P1">Plansza (<text:span text:style-name="T1">Konrad, Piotrek</text:span>)</text:p>
      <text:p text:style-name="P1"><text:tab/>Grafika planszy</text:p>
      <text:p text:style-name="P1"><text:tab/>Roboczy odpowiednik planszy (np. tablica dwuwymiarowa)</text:p>
      <text:p text:style-name="P1"/>
      <text:p text:style-name="P3">2 ETAP</text:p>
      <text:p text:style-name="P3"/>
      <text:p text:style-name="P1">Pionki i figury <text:span text:style-name="T4">(</text:span><text:span text:style-name="T2">Konrad, </text:span><text:span text:style-name="T3">Adrian</text:span><text:span text:style-name="T4">)</text:span></text:p>
      <text:p text:style-name="P1">Walidacja ruchu pionka lub figury <text:span text:style-name="T4">(</text:span><text:span text:style-name="T2">Konrad, </text:span><text:span text:style-name="T3">Adrian</text:span><text:span text:style-name="T4">)</text:span></text:p>
      <text:p text:style-name="P1"/>
      <text:p text:style-name="P1">GameManager <text:span text:style-name="T5">(</text:span><text:span text:style-name="T3">Piotrek</text:span><text:span text:style-name="T5">)</text:span></text:p>
      <text:p text:style-name="P1"><text:tab/>QuickSave każdego ruchu</text:p>
      <text:p text:style-name="P1"><text:tab/>Prowadzenie historii rozgrywki</text:p>
      <text:p text:style-name="P1"><text:tab/>Obsługa cofania jednego ruchu</text:p>
      <text:p text:style-name="P8">Gromadzenie danych do zapisu</text:p>
      <text:p text:style-name="P4"><text:soft-page-break/>3 ETAP</text:p>
      <text:p text:style-name="P3"/>
      <text:p text:style-name="P1"><text:bookmark text:name="_rpp92i85evkl"/>Rozróżnienie graczy i czas <text:span text:style-name="T4">(</text:span><text:span text:style-name="T2">Adrian</text:span><text:span text:style-name="T4">)</text:span></text:p>
      <text:p text:style-name="P1"><text:bookmark text:name="_gjdgxs"/>Multiplayer na jednym komputerze <text:span text:style-name="T4">(</text:span><text:span text:style-name="T2">Piotrek, </text:span><text:span text:style-name="T3">Konrad</text:span><text:span text:style-name="T4">)</text:span></text:p>
      <text:p text:style-name="P1"/>
      <text:p text:style-name="P3">4 ETAP</text:p>
      <text:p text:style-name="P4"/>
      <text:p text:style-name="P5">Sztuczna inteligencja (<text:span text:style-name="T1">Adrian, Konrad, Piotrek</text:span>)</text:p>
      <text:p text:style-name="P3"/>
      <text:p text:style-name="P3">5 ETAP</text:p>
      <text:p text:style-name="P3"/>
      <text:p text:style-name="P10"><text:bookmark text:name="_rpp92i85evkl1"/>Multiplayer sieciowy (<text:span text:style-name="T1">Adrian, Konrad, Piotrek</text:span>)</text:p>
      <text:p text:style-name="P1"><text:bookmark text:name="_gp6higa4m8uy"/>Złożenie programu w całość (<text:span text:style-name="T1">Adrian, Konrad, Piotrek</text:span>)</text:p>
      <text:p text:style-name="P1"><text:bookmark text:name="_gjdgxs1"/>Dokumentacja (<text:span text:style-name="T1">Adrian, Konrad, Piotrek</text:span>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pl" fo:country="PL" fo:font-style="normal" style:text-underline-style="none" fo:font-weight="normal" style:letter-kerning="fals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pl" fo:country="PL" fo:font-style="normal" style:text-underline-style="none" fo:font-weight="normal" style:letter-kerning="false" fo:background-color="transparent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 LibreOffice_project/f7f06a8f319e4b62f9bc5095aa112a65d2f3ac89</meta:generator>
    <dc:date>2018-03-08T20:05:04.726000000</dc:date>
    <meta:editing-duration>PT2M30S</meta:editing-duration>
    <meta:editing-cycles>1</meta:editing-cycles>
    <meta:document-statistic meta:table-count="0" meta:image-count="0" meta:object-count="0" meta:page-count="2" meta:paragraph-count="37" meta:word-count="135" meta:character-count="1030" meta:non-whitespace-character-count="899"/>
  </office:meta>
</office:document-meta>
</file>